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8065" officeooo:paragraph-rsid="0015f6bf"/>
    </style:style>
    <style:style style:name="P2" style:family="paragraph" style:parent-style-name="Standard">
      <style:text-properties officeooo:rsid="0014bc96" officeooo:paragraph-rsid="0015f6bf"/>
    </style:style>
    <style:style style:name="P3" style:family="paragraph" style:parent-style-name="Standard">
      <style:text-properties officeooo:rsid="0017cc8a" officeooo:paragraph-rsid="0015f6bf"/>
    </style:style>
    <style:style style:name="P4" style:family="paragraph" style:parent-style-name="Standard">
      <style:text-properties officeooo:rsid="0017b98c" officeooo:paragraph-rsid="0017b98c"/>
    </style:style>
    <style:style style:name="P5" style:family="paragraph" style:parent-style-name="Standard">
      <style:text-properties officeooo:rsid="00183b52" officeooo:paragraph-rsid="00183b52"/>
    </style:style>
    <style:style style:name="P6" style:family="paragraph" style:parent-style-name="Standard">
      <style:text-properties officeooo:rsid="001b3dba" officeooo:paragraph-rsid="001b3dba"/>
    </style:style>
    <style:style style:name="P7" style:family="paragraph" style:parent-style-name="Standard">
      <style:text-properties officeooo:rsid="001c5f01" officeooo:paragraph-rsid="001b3dba"/>
    </style:style>
    <style:style style:name="T1" style:family="text">
      <style:text-properties officeooo:rsid="001987d7"/>
    </style:style>
    <style:style style:name="T2" style:family="text">
      <style:text-properties officeooo:rsid="001c99cf"/>
    </style:style>
    <style:style style:name="T3" style:family="text">
      <style:text-properties officeooo:rsid="0019b9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Scelta della chiave relativa alle entità domande e risposta: l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dal vincolo di chiave primaria. <text:span text:style-name="T2">Utilizzando invece un id possiamo tenere tutte le domande senza il relativo utente usando il comando ON DELETE SET NULL.</text:span></text:p>
      <text:p text:style-name="P2"/>
      <text:p text:style-name="P3">Nelle tabelle che utilizzano un references all'entità Categoria è stato utilizzato il vincolo RESTRICT poiché i cambiamenti sulle categorie avrebbero comportato troppi cambiamenti in cascata con effetti amplificati in tutto il database. <text:span text:style-name="T1">Un utente, infatti, che si iscrive alla categoria di nome attributo “cucina” non vuole vedersi cambiare il nome in “sport” a sua insaputa; inoltre, un utente che si iscrive nel servizio perché interessato a tale categoria vedrebbe, come riportato da consegna del progetto, soltanto le domande relative a quella categoria, non vorrebbe dunque che tale categoria venisse cancellata poiché vederebbe tutto oscurato.</text:span> </text:p>
      <text:p text:style-name="P3"/>
      <text:p text:style-name="P4">Nella creazione del db si sono utilizzati volontariamente gli stessi nomi per gli attributi di entità che si referenziano come chiavi esterne. Ciò è voluto perché così il natural join risulta più veloce e collassa assieme gli attributi col medesimo nome. Inoltre in questo modo evitiamo duplicazioni di attributi con nome simili nel db (es “nomes”,”nomed”).</text:p>
      <text:p text:style-name="P4"/>
      <text:p text:style-name="P4"/>
      <text:p text:style-name="P5">PaginaRegistrazione.php</text:p>
      <text:p text:style-name="P5">E' stato scelto di implementare da zero una funzionalità per l'immissione della data di nascita non utilizzando quindi quelle messe a disposizione da html (es “date,datetime ecc”). Questa scelta è stata fatta poiché si è visto che il popolare browser Modzilla non sempre supporta tale gestione di data fornita da html.</text:p>
      <text:p text:style-name="P5">Nella medesima pagina troviamo una funzione ricorsiva che è stata implementata tenendo conto delle richieste del progetto. Infatti non era richiesto che l'utente potesse introdurre da interfaccia una nuova categoria ma era tuttavia possibile che nuove categorie venissero introdotte direttamente nel database da una persona autorizzata. La query ricorsiva implementata permette di aggiungere categorie, sottocategorie in potenza <text:span text:style-name="T3">in numero </text:span>illimitat<text:span text:style-name="T3">o</text:span> e di visualizzare la corretta gerarchia tramite un sistema ricorsivo di ricerca di root e foglie. </text:p>
      <text:p text:style-name="P5"/>
      <text:p text:style-name="P6">WithinTheService.php</text:p>
      <text:p text:style-name="P6">Importante pagina, controlla la possibilità che un utente venga promosso a vip. L'utente può vedere le proprie domande e sondaggi relativi alla categoria di interesse che viene scelta. Si è scelto di far visualizzare solo quelle domande e sondaggi relativi alla categoria selezionata e non a tutte le potenziali sottocategorie della stessa. Un utente che vuole visualizzare la categoria “Informatica” non vuole vedere altre domande provenienti da “Programmazione” e “Ricerca Operativ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5T18:55:38.814000000</dc:date>
    <meta:editing-duration>PT1H8M57S</meta:editing-duration>
    <meta:editing-cycles>8</meta:editing-cycles>
    <meta:generator>LibreOffice/4.1.5.3$Windows_x86 LibreOffice_project/1c1366bba2ba2b554cd2ca4d87c06da81c05d24</meta:generator>
    <meta:document-statistic meta:table-count="0" meta:image-count="0" meta:object-count="0" meta:page-count="1" meta:paragraph-count="8" meta:word-count="449" meta:character-count="3030" meta:non-whitespace-character-count="2587"/>
  </office:meta>
</office:document-meta>
</file>